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line-height="200%" fo:orphans="2" fo:widows="2" fo:text-indent="-0.5in" style:auto-text-indent="false"/>
    </style:style>
    <style:style style:name="P2" style:family="paragraph" style:parent-style-name="Standard" style:master-page-name="Standard">
      <style:paragraph-properties fo:margin-left="0.5in" fo:margin-right="0in" fo:line-height="200%" fo:text-align="center" style:justify-single-word="false" fo:orphans="2" fo:widows="2" fo:text-indent="-0.5in" style:auto-text-indent="false" style:page-number="auto"/>
    </style:style>
    <style:style style:name="T1" style:family="text">
      <style:text-properties style:font-name="Times New Roman1" fo:font-size="12pt" fo:language="en" fo:country="US" style:font-size-asian="12pt"/>
    </style:style>
    <style:style style:name="T2" style:family="text">
      <style:text-properties style:font-name="Times New Roman1" fo:font-size="12pt" fo:language="en" fo:country="US" fo:font-style="italic" style:font-size-asian="12pt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Works Cited </text:span></text:p>
      <text:p text:style-name="P1"><text:span text:style-name="T1">"AltJS - Web Coding beyond JavaScript." </text:span><text:span text:style-name="T2">Altjs.org</text:span><text:span text:style-name="T1">. N.p., n.d. Web. 24 Sept. 2013. &lt;http://altjs.org/&gt;. </text:span></text:p>
      <text:p text:style-name="P1"><text:span text:style-name="T1">"Asm.js Specification." </text:span><text:span text:style-name="T2">Asm.js</text:span><text:span text:style-name="T1">. Mozilla, n.d. Web. 24 Sept. 2013. &lt;http://asmjs.org/spec/latest/&gt;. </text:span></text:p>
      <text:p text:style-name="P1"><text:span text:style-name="T1">Bright, Peter. "Why Microsoft Has Made Developers Horrified about Coding for Windows 8." </text:span><text:span text:style-name="T2">Ars Technica</text:span><text:span text:style-name="T1">. N.p., 12 June 2012. Web. 24 Sept. 2013. &lt;http://arstechnica.com/information-technology/2011/06/html5-centric-windows-8-leaves-microsoft-developers-horrified/&gt;. </text:span></text:p>
      <text:p text:style-name="P1"><text:span text:style-name="T1">Crockford, Douglas. "JavaScript: The World's Most Misunderstood Programming Language." Web log post. </text:span><text:span text:style-name="T2">Crockford.com</text:span><text:span text:style-name="T1">. N.p., n.d. Web. 24 Sept. 2013. &lt;http://www.crockford.com/javascript/javascript.html&gt;. </text:span></text:p>
      <text:p text:style-name="P1"><text:span text:style-name="T1">Crockford, Douglas. "JSON: The Fat-Free Alternative to XML." </text:span><text:span text:style-name="T2">Json.org</text:span><text:span text:style-name="T1">. N.p., n.d. Web. 24 Sept. 2013. &lt;http://www.json.org/fatfree.html&gt;. </text:span></text:p>
      <text:p text:style-name="P1"><text:span text:style-name="T1">Crockford, Doulgas. "The World's Most Misunderstood Programming Language Has Become the World's Most Popular Programming Language." Web log post. </text:span><text:span text:style-name="T2">Crockford.com</text:span><text:span text:style-name="T1">. N.p., Mar. 2008. Web. 24 Sept. 2013. &lt;http://javascript.crockford.com/popular.html&gt;. </text:span></text:p>
      <text:p text:style-name="P1"><text:span text:style-name="T1">"DJS - Defensive JavaScript." </text:span><text:span text:style-name="T2">Defensivejs.com</text:span><text:span text:style-name="T1">. N.p., n.d. Web. 24 Sept. 2013. &lt;http://www.defensivejs.com/&gt;. </text:span></text:p>
      <text:p text:style-name="P1"><text:span text:style-name="T1">"ECMAScript Language Specification 5.1." </text:span><text:span text:style-name="T2">Ecma-international.org</text:span><text:span text:style-name="T1">. ECMA International, n.d. Web. &lt;http://www.ecma-international.org/publications/files/ECMA-ST/Ecma-262.pdf&gt;. </text:span></text:p>
      <text:p text:style-name="P1"><text:soft-page-break/><text:span text:style-name="T1">Eich, Brendan. "Popularity." Web log post. </text:span><text:span text:style-name="T2">Brendaneich.com</text:span><text:span text:style-name="T1">. N.p., Mar. 2008. Web. 24 Sept. 2013. &lt;https://brendaneich.com/2008/04/popularity/&gt;. </text:span></text:p>
      <text:p text:style-name="P1"><text:span text:style-name="T1">Eich, Brendan. "The State of Javascript." </text:span><text:span text:style-name="T2">Brendaneich.github.io</text:span><text:span text:style-name="T1">. N.p., 2012. Web. 24 Sept. 2013. &lt;http://brendaneich.github.io/Strange-Loop-2012/&gt;. </text:span></text:p>
      <text:p text:style-name="P1"><text:span text:style-name="T1">"Evolving ECMAScript." </text:span><text:span text:style-name="T2">Blogs.msdn.com</text:span><text:span text:style-name="T1">. Microsoft, 22 Nov. 2011. Web. 24 Sept. 2013. &lt;http://blogs.msdn.com/b/ie/archive/2011/11/22/evolving-ecmascript.aspx&gt;. </text:span></text:p>
      <text:p text:style-name="P1"><text:span text:style-name="T2">Fluent 2012: Brendan Eich, "JavaScript at 17"</text:span><text:span text:style-name="T1"> Dir. Brendan Eich. </text:span><text:span text:style-name="T2">YouTube</text:span><text:span text:style-name="T1">. YouTube, 30 May 2012. Web. 24 Sept. 2013. &lt;http://www.youtube.com/watch?v=Rj49rmc01Hs&gt;. </text:span></text:p>
      <text:p text:style-name="P1"><text:span text:style-name="T1">Hanselman, Scott. "JavaScript Is Assembly Language for the Web Part 2: Madness or Just Insanity?" </text:span><text:span text:style-name="T2">Hanselman.com</text:span><text:span text:style-name="T1">. N.p., July 2011. Web. 24 Sept. 2013. &lt;http://www.hanselman.com/blog/JavaScriptIsAssemblyLanguageForTheWebPart2MadnessOrJustInsanity.aspx&gt;. </text:span></text:p>
      <text:p text:style-name="P1"><text:span text:style-name="T1">Hanselman, Scott. "JavaScript Is Web Assembly Language and Thats OK." </text:span><text:span text:style-name="T2">Hanselman.com</text:span><text:span text:style-name="T1">. N.p., n.d. Web. 24 Sept. 2013. &lt;http://www.hanselman.com/blog/JavaScriptIsWebAssemblyLanguageAndThatsOK.aspx&gt;. </text:span></text:p>
      <text:p text:style-name="P1"><text:span text:style-name="T2">History of Node.js</text:span><text:span text:style-name="T1">. Prod. Ryan Dahl. </text:span><text:span text:style-name="T2">YouTube</text:span><text:span text:style-name="T1">. YouTube, 05 Oct. 2011. Web. 24 Sept. 2013. &lt;http://www.youtube.com/watch?v=SAc0vQCC6UQ&gt;. </text:span></text:p>
      <text:p text:style-name="P1"><text:span text:style-name="T1">Hopmann, Alex. "The Story of XMLHTTP." </text:span><text:span text:style-name="T2">Alex Hopmann's Web Site</text:span><text:span text:style-name="T1">. N.p., n.d. Web. 24 Sept. 2013. &lt;http://www.alexhopmann.com/xmlhttp.htm&gt;. </text:span></text:p>
      <text:p text:style-name="P1"><text:soft-page-break/><text:span text:style-name="T1">Hunt, Oliver. "WebKit Branch to Support Multiple VMs (e.g., Dart)." Email Mailing List. </text:span><text:span text:style-name="T2">Webkit-dev</text:span><text:span text:style-name="T1">. N.p., Dec. 2011. Web. 24 Sept. 2013. &lt;https://lists.webkit.org/pipermail/webkit-dev/2011-December/018787.html&gt;. </text:span></text:p>
      <text:p text:style-name="P1"><text:span text:style-name="T1">Miller, Mark. ""Future of Javascript" Doc from Our Internal "Javascript Summit"" </text:span><text:span text:style-name="T2">GitHub Gists</text:span><text:span text:style-name="T1">. Google, n.d. Web. 24 Sept. 2013. &lt;https://gist.github.com/paulmillr/1208618&gt;. </text:span></text:p>
      <text:p text:style-name="P1"><text:span text:style-name="T1">Resig, John. "Asm.js: The JavaScript Compile Target." </text:span><text:span text:style-name="T2">Ejohn.org</text:span><text:span text:style-name="T1">. N.p., n.d. Web. 24 Sept. 2013. &lt;http://ejohn.org/blog/asmjs-javascript-compile-target/&gt;. </text:span></text:p>
      <text:p text:style-name="P1"><text:span text:style-name="T1">Swartz, Aaron. "A Brief History of Ajax." </text:span><text:span text:style-name="T2">Raw Thought</text:span><text:span text:style-name="T1">. N.p., n.d. Web. 24 Sept. 2013. &lt;http://www.aaronsw.com/weblog/ajaxhistory&gt;. </text:span></text:p>
      <text:p text:style-name="Standard"><text:span text:style-name="T1">Zakai, Alon. "Big Web App? Compile It!" </text:span><text:span text:style-name="T2">Kripken.github.io</text:span><text:span text:style-name="T1">. Github, n.d. Web. 24 Sept. 2013. &lt;http://kripken.github.io/mloc_emscripten_talk/&gt;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orks Cited</dc:title>
    <meta:initial-creator>EasyBib</meta:initial-creator>
    <meta:creation-date>2001-02-06T18:12:00</meta:creation-date>
    <dc:date>2001-02-06T18:40:00</dc:date>
    <meta:editing-cycles>3</meta:editing-cycles>
    <meta:editing-duration>PT1S</meta:editing-duration>
    <meta:document-statistic meta:table-count="0" meta:image-count="0" meta:object-count="0" meta:page-count="3" meta:paragraph-count="22" meta:word-count="360" meta:character-count="3487" meta:non-whitespace-character-count="3128"/>
    <meta:generator>LibreOffice/3.5$Linux_X86_64 LibreOffice_project/350m1$Build-2</meta:generator>
    <meta:user-defined meta:name="Company">ImagineEasy Solutions</meta:user-defined>
    <meta:user-defined meta:name="Operator">EasyBib</meta:user-defined>
  </office:meta>
</office:document-meta>
</file>